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2.0256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8756in"/>
    </style:style>
    <style:style style:name="co7" style:family="table-column">
      <style:table-column-properties fo:break-before="auto" style:column-width="1.6937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1.7307in" fo:break-before="auto" style:use-optimal-row-height="true"/>
    </style:style>
    <style:style style:name="ro4" style:family="table-row">
      <style:table-row-properties style:row-height="2.6634in" fo:break-before="auto" style:use-optimal-row-height="true"/>
    </style:style>
    <style:style style:name="ro5" style:family="table-row">
      <style:table-row-properties style:row-height="2.3528in" fo:break-before="auto" style:use-optimal-row-height="true"/>
    </style:style>
    <style:style style:name="ro6" style:family="table-row">
      <style:table-row-properties style:row-height="3.4409in" fo:break-before="auto" style:use-optimal-row-height="true"/>
    </style:style>
    <style:style style:name="ro7" style:family="table-row">
      <style:table-row-properties style:row-height="2.5075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780373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fo:color="#780373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3faf46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2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  <style:text-properties fo:color="#ffffff"/>
    </style:style>
    <style:style style:name="ce13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  <style:text-properties fo:color="#dee7e5"/>
    </style:style>
    <style:style style:name="ce1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fo:color="#dee7e5"/>
    </style:style>
    <style:style style:name="ce21" style:family="table-cell" style:parent-style-name="Default">
      <style:table-cell-properties fo:background-color="#3faf46" style:text-align-source="fix" style:repeat-content="false" fo:wrap-option="wrap" style:vertical-align="middle"/>
      <style:paragraph-properties fo:text-align="center" fo:margin-left="0in"/>
      <style:text-properties fo:color="#dee7e5"/>
    </style:style>
    <style:style style:name="ce16" style:family="table-cell" style:parent-style-name="Default">
      <style:text-properties fo:color="#8d1d75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asian="10pt" fo:language="en" fo:country="US" style:text-outline="false" style:font-size-complex="10pt" style:text-line-through-mode="continuous" style:language-asian="zh" style:country-asian="CN" style:font-name-asian="Noto Sans CJK SC" style:text-emphasize="none" fo:font-style="normal" style:font-style-asian="normal" style:font-weight-asian="normal" fo:text-shadow="none" style:font-weight-complex="normal" style:font-style-complex="normal" style:text-line-through-type="none" style:text-underline-style="none" style:text-underline-color="font-color" fo:font-weight="normal" fo:font-size="10pt" style:font-name="Liberation Sans" style:font-name-complex="Lohit Devanagari" style:language-complex="hi" style:country-complex="IN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Pre-requisite</text:p>
          </table:table-cell>
          <table:table-cell table:style-name="ce3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Result</text:p>
          </table:table-cell>
          <table:table-cell table:style-name="ce16" office:value-type="string" calcext:value-type="string">
            <text:p>Remarks</text:p>
          </table:table-cell>
        </table:table-row>
        <table:table-row table:style-name="ro2">
          <table:table-cell table:style-name="ce2" office:value-type="string" calcext:value-type="string">
            <text:p>TC_RA_001</text:p>
          </table:table-cell>
          <table:table-cell table:style-name="ce2" office:value-type="string" calcext:value-type="string">
            <text:p>TS__001(Register Account)</text:p>
          </table:table-cell>
          <table:table-cell table:style-name="ce2" office:value-type="string" calcext:value-type="string">
            <text:p>Validate Registering an account by providing only mandatory fields</text:p>
          </table:table-cell>
          <table:table-cell table:style-name="ce2" office:value-type="string" calcext:value-type="string">
            <text:p>Open the application (https://demo.opencart.com)</text:p>
          </table:table-cell>
          <table:table-cell table:style-name="ce4" office:value-type="string" calcext:value-type="string">
            <text:p>1. Click on ‘My Account’ drop menu. <text:s/>2. Click on ‘Register’ option. <text:s text:c="6"/>3. Fill the mandatory fields(name,email id, password,privacy policy). <text:s text:c="17"/>4. Click on the continue button. <text:s text:c="6"/></text:p>
          </table:table-cell>
          <table:table-cell table:style-name="ce2" office:value-type="string" calcext:value-type="string">
            <text:p>1. First name = Dheeraj         2. Last name = Gupta           3. Email ID = <text:a xlink:href="mailto:dheerajgupta@gmail.com" xlink:type="simple">dheerajgupta@gmail.com</text:a>      4. Password = 1234</text:p>
          </table:table-cell>
          <table:table-cell table:style-name="ce2" office:value-type="string" calcext:value-type="string">
            <text:p>1.User will be logged in successfully and ‘Account Successfully Created’ message should be displayed. <text:s text:c="14"/>2.User should be redirected to ‘Account Page’ and a confirmation email should be send to user’s email address. <text:s text:c="2"/></text:p>
          </table:table-cell>
          <table:table-cell table:style-name="ce2" office:value-type="string" calcext:value-type="string">
            <text:p>1.User got logged in and “Account Successfully Created” message displayed. <text:s text:c="12"/>2. User redirected to “Account Page” and a confirmation email send to user.</text:p>
          </table:table-cell>
          <table:table-cell table:style-name="ce2" office:value-type="string" calcext:value-type="string">
            <text:p>P0</text:p>
          </table:table-cell>
          <table:table-cell table:style-name="ce11" office:value-type="string" calcext:value-type="string">
            <text:p>Pass</text:p>
          </table:table-cell>
          <table:table-cell table:style-name="ce23"/>
        </table:table-row>
        <table:table-row table:style-name="ro3">
          <table:table-cell table:style-name="ce2" office:value-type="string" calcext:value-type="string">
            <text:p>TC_RA_002</text:p>
          </table:table-cell>
          <table:table-cell table:style-name="ce2" office:value-type="string" calcext:value-type="string">
            <text:p>TS__001(Register Account)</text:p>
          </table:table-cell>
          <table:table-cell table:style-name="ce2" office:value-type="string" calcext:value-type="string">
            <text:p>Validate Registering an account by providing all fields</text:p>
          </table:table-cell>
          <table:table-cell table:style-name="ce2" office:value-type="string" calcext:value-type="string">
            <text:p>Open the application (https://demo.opencart.com)</text:p>
          </table:table-cell>
          <table:table-cell table:style-name="ce2" office:value-type="string" calcext:value-type="string">
            <text:p>1. Click on ‘My Account’ drop menu. <text:s/>2. Click on ‘Register’ option. <text:s text:c="6"/>3. Fill all the <text:s/>fields(name,email id, password,privacy policy, newsletter subscribe). <text:s text:c="14"/>4. Click on the continue button.</text:p>
          </table:table-cell>
          <table:table-cell table:style-name="ce2" office:value-type="string" calcext:value-type="string">
            <text:p>1. First name = Dheeraj <text:s text:c="8"/>2. Last name = Gupta <text:s text:c="10"/>3. Email ID = dheerajgupta@gmail.com <text:s text:c="5"/>4. Password = 1234</text:p>
          </table:table-cell>
          <table:table-cell table:style-name="ce2" office:value-type="string" calcext:value-type="string">
            <text:p>1.User will be logged in successfully and ‘Account Successfully Created’ message should be displayed. <text:s/>2.User should be redirected to ‘Account Page’ and a confirmation email should be send to user’s email address.</text:p>
          </table:table-cell>
          <table:table-cell table:style-name="ce2" office:value-type="string" calcext:value-type="string">
            <text:p>1.User got logged in and “Account Successfully Created” message displayed. <text:s text:c="12"/>2. User redirected to “Account Page” and a confirmation email send to user.</text:p>
          </table:table-cell>
          <table:table-cell table:style-name="ce2" office:value-type="string" calcext:value-type="string">
            <text:p>P2</text:p>
          </table:table-cell>
          <table:table-cell table:style-name="ce12" office:value-type="string" calcext:value-type="string">
            <text:p>Pass</text:p>
          </table:table-cell>
          <table:table-cell table:style-name="ce23"/>
        </table:table-row>
        <table:table-row table:style-name="ro4">
          <table:table-cell table:style-name="ce2" office:value-type="string" calcext:value-type="string">
            <text:p>TC_RA_003</text:p>
          </table:table-cell>
          <table:table-cell table:style-name="ce2" office:value-type="string" calcext:value-type="string">
            <text:p>TS__001(Register Account)</text:p>
          </table:table-cell>
          <table:table-cell table:style-name="ce2" office:value-type="string" calcext:value-type="string">
            <text:p>Validate proper notification when user doesn’t provide any fields in the registration page <text:s/></text:p>
          </table:table-cell>
          <table:table-cell table:style-name="ce2" office:value-type="string" calcext:value-type="string">
            <text:p>Open the application (https://demo.opencart.com)</text:p>
          </table:table-cell>
          <table:table-cell table:style-name="ce2" office:value-type="string" calcext:value-type="string">
            <text:p>1. Click on ‘My Account’ drop menu. <text:s/>2. Click on ‘Register’ option. <text:s text:c="7"/>3. Click on the ‘Continue’ button</text:p>
          </table:table-cell>
          <table:table-cell table:style-name="ce2"/>
          <table:table-cell table:style-name="ce2" office:value-type="string" calcext:value-type="string">
            <text:p>1. The below warning messages must be displayed: <text:s text:c="18"/>=&gt;First Name must be between 1 and 32 characters! <text:s text:c="11"/>=&gt;Last Name must be between 1 and 32 characters! <text:s text:c="14"/>=&gt;E-Mail Address does not appear to be valid! <text:s/>=&gt;Password must be between 4 and 20 characters! <text:s text:c="8"/>=&gt;Check the privacy policy.</text:p>
          </table:table-cell>
          <table:table-cell table:style-name="ce2" office:value-type="string" calcext:value-type="string">
            <text:p>1. The following warning messages is being displayed: =&gt;First Name must be between 1 and 32 characters! =&gt;Last Name must be between 1 and 32 characters! =&gt;E-Mail Address does not appear to be valid! <text:s/>=&gt;Password must be between 4 and 20 characters! <text:s text:c="6"/>=&gt;Check the privacy policy.</text:p>
          </table:table-cell>
          <table:table-cell table:style-name="ce2" office:value-type="string" calcext:value-type="string">
            <text:p>P0</text:p>
          </table:table-cell>
          <table:table-cell table:style-name="ce13" office:value-type="string" calcext:value-type="string">
            <text:p>Pass</text:p>
          </table:table-cell>
          <table:table-cell table:style-name="ce23"/>
        </table:table-row>
        <table:table-row table:style-name="ro2">
          <table:table-cell table:style-name="ce2" office:value-type="string" calcext:value-type="string">
            <text:p>TC_RA_004</text:p>
          </table:table-cell>
          <table:table-cell table:style-name="ce2" office:value-type="string" calcext:value-type="string">
            <text:p>TS__001(Register Account)</text:p>
          </table:table-cell>
          <table:table-cell table:style-name="ce2" office:value-type="string" calcext:value-type="string">
            <text:p>Validate proper notification when user doesn’t provide name field in the registration page <text:s/></text:p>
          </table:table-cell>
          <table:table-cell table:style-name="ce2" office:value-type="string" calcext:value-type="string">
            <text:p>Open the application (https://demo.opencart.com)</text:p>
          </table:table-cell>
          <table:table-cell table:style-name="ce2" office:value-type="string" calcext:value-type="string">
            <text:p>1. Click on ‘My Account’ drop menu. <text:s/>2. Click on ‘Register’ option. <text:s text:c="6"/>3. Fill the mandatory fields(email id, password,privacy policy). <text:s text:c="17"/>4. Click on the continue button.</text:p>
          </table:table-cell>
          <table:table-cell table:style-name="ce2" office:value-type="string" calcext:value-type="string">
            <text:p>1. Email ID = <text:a xlink:href="mailto:akash@gmail.com" xlink:type="simple">akash@gmail.com</text:a>                2. Password = 5678    </text:p>
          </table:table-cell>
          <table:table-cell table:style-name="ce2" office:value-type="string" calcext:value-type="string">
            <text:p>The following warning message will be displayed: <text:s text:c="23"/>=&gt;First Name must be between 1 and 32 characters! <text:s text:c="11"/>=&gt;Last Name must be between 1 and 32 characters!</text:p>
          </table:table-cell>
          <table:table-cell table:style-name="ce2" office:value-type="string" calcext:value-type="string">
            <text:p>The following warning message is displayed: <text:s text:c="9"/>=&gt;First Name must be between 1 and 32 characters! =&gt;Last Name must be between 1 and 32 characters!</text:p>
          </table:table-cell>
          <table:table-cell table:style-name="ce2" office:value-type="string" calcext:value-type="string">
            <text:p>P0</text:p>
          </table:table-cell>
          <table:table-cell table:style-name="ce13" office:value-type="string" calcext:value-type="string">
            <text:p>Pass</text:p>
          </table:table-cell>
          <table:table-cell table:style-name="ce23"/>
        </table:table-row>
        <table:table-row table:style-name="ro2">
          <table:table-cell table:style-name="ce2" office:value-type="string" calcext:value-type="string">
            <text:p>TC_RA_005</text:p>
          </table:table-cell>
          <table:table-cell table:style-name="ce2" office:value-type="string" calcext:value-type="string">
            <text:p>TS__001(Register Account)</text:p>
          </table:table-cell>
          <table:table-cell table:style-name="ce2" office:value-type="string" calcext:value-type="string">
            <text:p>Validate proper notification when user doesn’t provide email id in the registration page </text:p>
          </table:table-cell>
          <table:table-cell table:style-name="ce2" office:value-type="string" calcext:value-type="string">
            <text:p>Open the application (https://demo.opencart.com)</text:p>
          </table:table-cell>
          <table:table-cell table:style-name="ce2" office:value-type="string" calcext:value-type="string">
            <text:p>1. Click on ‘My Account’ drop menu. <text:s/>2. Click on ‘Register’ option. <text:s text:c="6"/>3. Fill the mandatory fields(name, password,privacy policy). <text:s text:c="17"/>4. Click on the continue button.</text:p>
          </table:table-cell>
          <table:table-cell table:style-name="ce2" office:value-type="string" calcext:value-type="string">
            <text:p>1. First name = Dheeraj <text:s text:c="8"/>2. Last name = Gupta <text:s text:c="10"/>3. Password = 1234</text:p>
          </table:table-cell>
          <table:table-cell table:style-name="ce2" office:value-type="string" calcext:value-type="string">
            <text:p><text:span text:style-name="T1">A warning message will be displayed while showing “E-Mail Address does not appear to be valid!</text:span>”</text:p>
          </table:table-cell>
          <table:table-cell table:style-name="ce2" office:value-type="string" calcext:value-type="string">
            <text:p>A warning message displayed while showing “E-Mail Address does not appear to be valid!”</text:p>
          </table:table-cell>
          <table:table-cell table:style-name="ce2" office:value-type="string" calcext:value-type="string">
            <text:p>P0</text:p>
          </table:table-cell>
          <table:table-cell table:style-name="ce13" office:value-type="string" calcext:value-type="string">
            <text:p>Pass</text:p>
          </table:table-cell>
          <table:table-cell table:style-name="ce23"/>
        </table:table-row>
        <table:table-row table:style-name="ro2">
          <table:table-cell table:style-name="ce2" office:value-type="string" calcext:value-type="string">
            <text:p>TC_RA_006</text:p>
          </table:table-cell>
          <table:table-cell table:style-name="ce2" office:value-type="string" calcext:value-type="string">
            <text:p>TS__001(Register Account)</text:p>
          </table:table-cell>
          <table:table-cell table:style-name="ce2" office:value-type="string" calcext:value-type="string">
            <text:p>Validate proper notification when user doesn’t check the privacy policy in the registration page </text:p>
          </table:table-cell>
          <table:table-cell table:style-name="ce2" office:value-type="string" calcext:value-type="string">
            <text:p>Open the application (https://demo.opencart.com)</text:p>
          </table:table-cell>
          <table:table-cell table:style-name="ce2" office:value-type="string" calcext:value-type="string">
            <text:p>1. Click on ‘My Account’ drop menu. <text:s text:c="20"/>2. Click on ‘Register’ option. <text:s text:c="5"/>3. Fill the mandatory fields(name,email id, password). <text:s text:c="11"/>4. Click on the continue button.</text:p>
          </table:table-cell>
          <table:table-cell table:style-name="ce2" office:value-type="string" calcext:value-type="string">
            <text:p><text:span text:style-name="T1">1. First name = Dheeraj         2. Last name = Gupta           3. Email ID = </text:span><text:span text:style-name="T1"><text:a xlink:href="mailto:dheerajgupta@gmail.com" xlink:type="simple">dheerajgupta@gmail.com</text:a></text:span><text:span text:style-name="T1">      4. Password = 1234</text:span></text:p>
          </table:table-cell>
          <table:table-cell table:style-name="ce2" office:value-type="string" calcext:value-type="string">
            <text:p>A warning message must be displayed while showing ‘Please check the privacy policy checkbox</text:p>
          </table:table-cell>
          <table:table-cell table:style-name="ce2" office:value-type="string" calcext:value-type="string">
            <text:p>A warning message is not being displayed while not checking the privacy policy checkbox.</text:p>
          </table:table-cell>
          <table:table-cell table:style-name="ce2" office:value-type="string" calcext:value-type="string">
            <text:p>P0</text:p>
          </table:table-cell>
          <table:table-cell table:style-name="ce14" office:value-type="string" calcext:value-type="string">
            <text:p>Fail</text:p>
          </table:table-cell>
          <table:table-cell table:style-name="ce23" office:value-type="string" calcext:value-type="string">
            <text:p>OpenCart_BUG_001</text:p>
          </table:table-cell>
        </table:table-row>
        <table:table-row table:style-name="ro5">
          <table:table-cell table:style-name="ce2" office:value-type="string" calcext:value-type="string">
            <text:p>TC_RA_007</text:p>
          </table:table-cell>
          <table:table-cell table:style-name="ce2" office:value-type="string" calcext:value-type="string">
            <text:p>TS__001(Register Account)</text:p>
          </table:table-cell>
          <table:table-cell table:style-name="ce2" office:value-type="string" calcext:value-type="string">
            <text:p>Validate the ‘Yes’ option for the Newsletter subscription option in the registration page</text:p>
          </table:table-cell>
          <table:table-cell table:style-name="ce2" office:value-type="string" calcext:value-type="string">
            <text:p>Open the application (https://demo.opencart.com)</text:p>
          </table:table-cell>
          <table:table-cell table:style-name="ce2" office:value-type="string" calcext:value-type="string">
            <text:p>1. Click on ‘My Account’ drop menu. <text:s/>2. Click on ‘Register’ option. <text:s text:c="6"/>3. Fill the mandatory fields(name,email id, password,privacy policy). <text:s text:c="17"/>4. Click on the ‘Yes’ radio option for the Newsletter.</text:p>
          </table:table-cell>
          <table:table-cell table:style-name="ce2" office:value-type="string" calcext:value-type="string">
            <text:p><text:span text:style-name="T1">1. First name = Dheeraj         2. Last name = Gupta           3. Email ID = </text:span><text:span text:style-name="T1"><text:a xlink:href="mailto:dheerajgupta@gmail.com" xlink:type="simple">dheerajgupta@gmail.com</text:a></text:span><text:span text:style-name="T1">      4. Password = 1234</text:span></text:p>
          </table:table-cell>
          <table:table-cell table:style-name="ce2" office:value-type="string" calcext:value-type="string">
            <text:p>1.User will be logged in successfully and ‘Account Successfully Created’ message should be displayed. <text:s/>2.User should be redirected to ‘Account Page’ and proper details should be displayed on the page. 3.’Yes’ option should be displayed as selected by default in the Newsletter page. </text:p>
          </table:table-cell>
          <table:table-cell table:style-name="ce2" office:value-type="string" calcext:value-type="string">
            <text:p><text:span text:style-name="T1">1.User got logged in and “Account Successfully Created” message displayed.             2. User redirected to “Account Page” and a confirmation email send to user.                        3.’Yes’ option displayed as selected by default in the Newsletter page.</text:span>                 </text:p>
          </table:table-cell>
          <table:table-cell table:style-name="ce2" office:value-type="string" calcext:value-type="string">
            <text:p>P4</text:p>
          </table:table-cell>
          <table:table-cell table:style-name="ce13" office:value-type="string" calcext:value-type="string">
            <text:p>Pass</text:p>
          </table:table-cell>
          <table:table-cell table:style-name="ce23"/>
        </table:table-row>
        <table:table-row table:style-name="ro5">
          <table:table-cell table:style-name="ce2" office:value-type="string" calcext:value-type="string">
            <text:p>TC_RA_008</text:p>
          </table:table-cell>
          <table:table-cell table:style-name="ce2" office:value-type="string" calcext:value-type="string">
            <text:p>TS__001(Register Account)</text:p>
          </table:table-cell>
          <table:table-cell table:style-name="ce2" office:value-type="string" calcext:value-type="string">
            <text:p>Validate the ‘No’ option for the Newsletter subscription option in the registration page</text:p>
          </table:table-cell>
          <table:table-cell table:style-name="ce2" office:value-type="string" calcext:value-type="string">
            <text:p>Open the application (https://demo.opencart.com)</text:p>
          </table:table-cell>
          <table:table-cell table:style-name="ce2" office:value-type="string" calcext:value-type="string">
            <text:p>1. Click on ‘My Account’ drop menu. <text:s/>2. Click on ‘Register’ option. <text:s text:c="6"/>3. Fill the mandatory fields(name,email id, password,privacy policy). <text:s text:c="17"/>4. Click on the ‘No’ radio option for the Newsletter.</text:p>
          </table:table-cell>
          <table:table-cell table:style-name="ce2" office:value-type="string" calcext:value-type="string">
            <text:p>1. First name = Aman <text:s text:c="8"/>2. Last name = Tyagi <text:s text:c="10"/>3. Email ID = amantyagi@gmail.com <text:s text:c="5"/>4. Password = 8912</text:p>
          </table:table-cell>
          <table:table-cell table:style-name="ce2" office:value-type="string" calcext:value-type="string">
            <text:p>1.User will be logged in successfully and ‘Account Successfully Created’ message should be displayed. <text:s/>2.User should be redirected to ‘Account Page’ and proper details should be displayed on the page. 3.’No’ option should be displayed as selected by default in the Newsletter page.</text:p>
          </table:table-cell>
          <table:table-cell table:style-name="ce2" office:value-type="string" calcext:value-type="string">
            <text:p>1.User got logged in and “Account Successfully Created” message displayed. <text:s text:c="12"/>2. User redirected to “Account Page” and a confirmation email send to user. <text:s text:c="23"/>3.’No’ option displayed as selected by default in the Newsletter page.</text:p>
          </table:table-cell>
          <table:table-cell table:style-name="ce2" office:value-type="string" calcext:value-type="string">
            <text:p>P4</text:p>
          </table:table-cell>
          <table:table-cell table:style-name="ce13" office:value-type="string" calcext:value-type="string">
            <text:p>Pass</text:p>
          </table:table-cell>
          <table:table-cell table:style-name="ce23"/>
        </table:table-row>
        <table:table-row table:style-name="ro6">
          <table:table-cell table:style-name="ce2" office:value-type="string" calcext:value-type="string">
            <text:p>TC_RA_009</text:p>
          </table:table-cell>
          <table:table-cell table:style-name="ce2" office:value-type="string" calcext:value-type="string">
            <text:p>TS__001(Register Account)</text:p>
          </table:table-cell>
          <table:table-cell table:style-name="ce2" office:value-type="string" calcext:value-type="string">
            <text:p>Validate different ways of navigating to “Register Account’ page</text:p>
          </table:table-cell>
          <table:table-cell table:style-name="ce2" office:value-type="string" calcext:value-type="string">
            <text:p>Open the application (https://demo.opencart.com)</text:p>
          </table:table-cell>
          <table:table-cell table:style-name="ce2" office:value-type="string" calcext:value-type="string">
            <text:p>1.Click on ‘My Account’ drop menu. <text:s/>2.Click on ‘Register’ option(Expected result1). <text:s text:c="18"/>3.Click on ‘My Account’ drop menu. 4.Click on ‘Login’ option. <text:s text:c="20"/>5.Click on ‘Continue’ button in ‘New Customer Box’ in the login page.(Expected Result 2) <text:s/>6.Repeat the step 3 and 4. <text:s text:c="21"/>7.Click on the ‘Register’ option from the right column options(Expected Result 3). <text:s/>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1. User should be taken to ‘Register Account’ page.</text:p>
          </table:table-cell>
          <table:table-cell table:style-name="ce2" office:value-type="string" calcext:value-type="string">
            <text:p>1. The user redirected to the “Register Account” page in Case 1. <text:s text:c="4"/>2. The user redirected to the “Register Account” page in Case 2. <text:s text:c="4"/>3. The user redirected to the “Register Account” page in Case 3.</text:p>
          </table:table-cell>
          <table:table-cell table:style-name="ce2" office:value-type="string" calcext:value-type="string">
            <text:p>P0</text:p>
          </table:table-cell>
          <table:table-cell table:style-name="ce13" office:value-type="string" calcext:value-type="string">
            <text:p>Pass</text:p>
          </table:table-cell>
          <table:table-cell table:style-name="ce23"/>
        </table:table-row>
        <table:table-row table:style-name="ro3">
          <table:table-cell table:style-name="ce2" office:value-type="string" calcext:value-type="string">
            <text:p>TC_RA_010</text:p>
          </table:table-cell>
          <table:table-cell table:style-name="ce2" office:value-type="string" calcext:value-type="string">
            <text:p>TS__001(Register Account)</text:p>
          </table:table-cell>
          <table:table-cell table:style-name="ce2" office:value-type="string" calcext:value-type="string">
            <text:p>Validate registering an account by providing an existing account details(i.e. email id )</text:p>
          </table:table-cell>
          <table:table-cell table:style-name="ce2" office:value-type="string" calcext:value-type="string">
            <text:p>Open the application (https://demo.opencart.com)</text:p>
          </table:table-cell>
          <table:table-cell table:style-name="ce2" office:value-type="string" calcext:value-type="string">
            <text:p>1. Click on ‘My Account’ drop menu. <text:s/>2. Click on ‘Register’ option. <text:s text:c="6"/>3. Fill all the <text:s/>fields(name,email id, password,privacy policy, newsletter subscribe). <text:s text:c="14"/>4. Click on the continue button.</text:p>
          </table:table-cell>
          <table:table-cell table:style-name="ce2" office:value-type="string" calcext:value-type="string">
            <text:p>First name – Dheeraj         Last name – Gupta           Email id – <text:a xlink:href="mailto:dheerajgupta10@gmail.com" xlink:type="simple">dheerajgupta10@gmail.com</text:a>Password – 1234               </text:p>
          </table:table-cell>
          <table:table-cell table:style-name="ce2" office:value-type="string" calcext:value-type="string">
            <text:p>Account should not be created again instead warning “This email address is already registered” should be displayed. </text:p>
          </table:table-cell>
          <table:table-cell table:style-name="ce2" office:value-type="string" calcext:value-type="string">
            <text:p>1.The warning message “This email address is already registered” displayed.</text:p>
          </table:table-cell>
          <table:table-cell table:style-name="ce2" office:value-type="string" calcext:value-type="string">
            <text:p>P1</text:p>
          </table:table-cell>
          <table:table-cell table:style-name="ce13" office:value-type="string" calcext:value-type="string">
            <text:p>Pass</text:p>
          </table:table-cell>
          <table:table-cell table:style-name="ce23"/>
        </table:table-row>
        <table:table-row table:style-name="ro3">
          <table:table-cell table:style-name="ce2" office:value-type="string" calcext:value-type="string">
            <text:p>TC_RA_011</text:p>
          </table:table-cell>
          <table:table-cell table:style-name="ce2" office:value-type="string" calcext:value-type="string">
            <text:p>TS__001(Register Account)</text:p>
          </table:table-cell>
          <table:table-cell table:style-name="ce2" office:value-type="string" calcext:value-type="string">
            <text:p>Validate registering an account by providing invalid email id</text:p>
          </table:table-cell>
          <table:table-cell table:style-name="ce2" office:value-type="string" calcext:value-type="string">
            <text:p>Open the application (https://demo.opencart.com)</text:p>
          </table:table-cell>
          <table:table-cell table:style-name="ce2" office:value-type="string" calcext:value-type="string">
            <text:p>1. Click on ‘My Account’ drop menu. <text:s/>2. Click on ‘Register’ option. <text:s text:c="6"/>3. Fill the mandatory fields(name,password,privacy policy). <text:s text:c="5"/>4.Enter the invalid email id. <text:s text:c="18"/>5.Click on the continue button.</text:p>
          </table:table-cell>
          <table:table-cell table:style-name="ce2" office:value-type="string" calcext:value-type="string">
            <text:p>Try all the below invalid email formats:             dheeraj                   dheeraj@         <text:a xlink:href="mailto:dheeraj@gmail" xlink:type="simple">dheeraj@gmail</text:a>  <text:a xlink:href="mailto:dheeraj@gmail.com" xlink:type="simple">dheeraj@gmail.com</text:a></text:p>
          </table:table-cell>
          <table:table-cell table:style-name="ce2" office:value-type="string" calcext:value-type="string">
            <text:p>A warning message must be displayed while showing ‘Please enter a valid email id’</text:p>
          </table:table-cell>
          <table:table-cell table:style-name="ce2" office:value-type="string" calcext:value-type="string">
            <text:p>1.A warning message ‘Please enter a valid email id’ displayed.</text:p>
          </table:table-cell>
          <table:table-cell table:style-name="ce2" office:value-type="string" calcext:value-type="string">
            <text:p>P0</text:p>
          </table:table-cell>
          <table:table-cell table:style-name="ce13" office:value-type="string" calcext:value-type="string">
            <text:p>Pass</text:p>
          </table:table-cell>
          <table:table-cell table:style-name="ce23"/>
        </table:table-row>
        <table:table-row table:style-name="ro3">
          <table:table-cell table:style-name="ce2" office:value-type="string" calcext:value-type="string">
            <text:p>TC_RA_012</text:p>
          </table:table-cell>
          <table:table-cell table:style-name="ce2" office:value-type="string" calcext:value-type="string">
            <text:p>TS__001(Register Account)</text:p>
          </table:table-cell>
          <table:table-cell table:style-name="ce2" office:value-type="string" calcext:value-type="string">
            <text:p>Validate the “Register Account” page has proper placeholder for all fields.</text:p>
          </table:table-cell>
          <table:table-cell table:style-name="ce2" office:value-type="string" calcext:value-type="string">
            <text:p><text:span text:style-name="T1">1.Open the application (</text:span><text:span text:style-name="T1"><text:a xlink:href="https://demo.opencart.com/" xlink:type="simple">https://demo.opencart.com</text:a></text:span><text:span text:style-name="T1">)</text:span></text:p>
          </table:table-cell>
          <table:table-cell table:style-name="ce2" office:value-type="string" calcext:value-type="string">
            <text:p><text:span text:style-name="T1">1. Click on ‘My Account’ drop menu.  2. Click on ‘Register’ option.       3. View all the input fields in “Register Account” page(First Name,Last Name,Email Address,Password).</text:span>                     </text:p>
          </table:table-cell>
          <table:table-cell table:style-name="ce2"/>
          <table:table-cell table:style-name="ce2" office:value-type="string" calcext:value-type="string">
            <text:p>1.Proper placeholder should be displayed for all the input fields.</text:p>
          </table:table-cell>
          <table:table-cell table:style-name="ce2" office:value-type="string" calcext:value-type="string">
            <text:p>1. The placeholder displayed for the following fields: <text:s text:c="5"/>First Name <text:s text:c="11"/>Last Name <text:s text:c="11"/>Email ID <text:s text:c="15"/>Password <text:s text:c="3"/></text:p>
          </table:table-cell>
          <table:table-cell table:style-name="ce2" office:value-type="string" calcext:value-type="string">
            <text:p>P1</text:p>
          </table:table-cell>
          <table:table-cell table:style-name="ce13" office:value-type="string" calcext:value-type="string">
            <text:p>Pass</text:p>
          </table:table-cell>
          <table:table-cell table:style-name="ce23"/>
        </table:table-row>
        <table:table-row table:style-name="ro7">
          <table:table-cell table:style-name="ce2" office:value-type="string" calcext:value-type="string">
            <text:p>TC_RA_013</text:p>
          </table:table-cell>
          <table:table-cell table:style-name="ce2" office:value-type="string" calcext:value-type="string">
            <text:p>TS__001(Register Account)</text:p>
          </table:table-cell>
          <table:table-cell table:style-name="ce2" office:value-type="string" calcext:value-type="string">
            <text:p>Validate the Password field in “Register Account” page is following the ‘Password Complexity Standards’</text:p>
          </table:table-cell>
          <table:table-cell table:style-name="ce2" office:value-type="string" calcext:value-type="string">
            <text:p><text:span text:style-name="T1">1.Open the application (</text:span><text:span text:style-name="T1"><text:a xlink:href="https://demo.opencart.com/" xlink:type="simple">https://demo.opencart.com</text:a></text:span><text:span text:style-name="T1">)</text:span></text:p>
          </table:table-cell>
          <table:table-cell table:style-name="ce2" office:value-type="string" calcext:value-type="string">
            <text:p>1. Click on ‘My Account’ drop menu. <text:s/>2. Click on ‘Register’ option. <text:s text:c="6"/>3. Fill the mandatory fields(name,email,id,privacy policy). <text:s text:c="8"/>4. Fill the password with minimum 8 characters containing alphanumeric values with atleast 1 special character. <text:s text:c="4"/>5. Click on the continue button.</text:p>
          </table:table-cell>
          <table:table-cell table:style-name="ce2" office:value-type="string" calcext:value-type="string">
            <text:p>1. The following details has been provided:                      First Name = Deep                Last Name = Singh               Email ID = <text:a xlink:href="mailto:deepsingh@gmail.com" xlink:type="simple">deepsingh@gmail.com</text:a>          Password = 1234</text:p>
          </table:table-cell>
          <table:table-cell table:style-name="ce2" office:value-type="string" calcext:value-type="string">
            <text:p>1. The Password field in ‘Register Account’ page should follow “Password Complexity Standards”.</text:p>
          </table:table-cell>
          <table:table-cell table:style-name="ce2" office:value-type="string" calcext:value-type="string">
            <text:p>1.User got logged in and “Account Successfully Created” message displayed. <text:s text:c="12"/>2. User redirected to “Account Page” and a confirmation email send to user. <text:s text:c="20"/>3. The “Password” field does not follow the “Password Complexity Standards”. </text:p>
          </table:table-cell>
          <table:table-cell table:style-name="ce2" office:value-type="string" calcext:value-type="string">
            <text:p>P0</text:p>
          </table:table-cell>
          <table:table-cell table:style-name="ce14" office:value-type="string" calcext:value-type="string">
            <text:p>Fail</text:p>
          </table:table-cell>
          <table:table-cell table:style-name="ce23" office:value-type="string" calcext:value-type="string">
            <text:p>OpenCart_BUG_002</text:p>
          </table:table-cell>
        </table:table-row>
        <table:table-row table:style-name="ro8">
          <table:table-cell table:style-name="ce2" office:value-type="string" calcext:value-type="string">
            <text:p>TC_RA_014</text:p>
          </table:table-cell>
          <table:table-cell table:style-name="ce2" office:value-type="string" calcext:value-type="string">
            <text:p>TS__001(Register Account)</text:p>
          </table:table-cell>
          <table:table-cell table:style-name="ce2" office:value-type="string" calcext:value-type="string">
            <text:p>Validate all the mandatory fields in the “Register Account” page has red symbol * as prefix</text:p>
          </table:table-cell>
          <table:table-cell table:style-name="ce2" office:value-type="string" calcext:value-type="string">
            <text:p><text:span text:style-name="T1">1.Open the application (</text:span><text:span text:style-name="T1"><text:a xlink:href="https://demo.opencart.com/" xlink:type="simple">https://demo.opencart.com</text:a></text:span><text:span text:style-name="T1">)</text:span></text:p>
          </table:table-cell>
          <table:table-cell table:style-name="ce2" office:value-type="string" calcext:value-type="string">
            <text:p>1. Click on ‘My Account’ drop menu. <text:s/>2. Click on ‘Register’ option. <text:s text:c="7"/>3.View all the mandatory field contains a red symbol * as prefix.</text:p>
          </table:table-cell>
          <table:table-cell table:style-name="ce2"/>
          <table:table-cell table:style-name="ce2" office:value-type="string" calcext:value-type="string">
            <text:p>1.All the mandatory field in the “Register Account” page would contain a red symbol * as prefix.</text:p>
          </table:table-cell>
          <table:table-cell table:style-name="ce2" office:value-type="string" calcext:value-type="string">
            <text:p>1. The “Privacy Policy” field in the “Register Account” page does not have a red symbol * as prefix.</text:p>
          </table:table-cell>
          <table:table-cell table:style-name="ce2" office:value-type="string" calcext:value-type="string">
            <text:p>P0</text:p>
          </table:table-cell>
          <table:table-cell table:style-name="ce14" office:value-type="string" calcext:value-type="string">
            <text:p>Fail</text:p>
          </table:table-cell>
          <table:table-cell table:style-name="ce23" office:value-type="string" calcext:value-type="string">
            <text:p>OpenCart_BUG_003</text:p>
          </table:table-cell>
        </table:table-row>
        <table:table-row table:style-name="ro5">
          <table:table-cell table:style-name="ce2" office:value-type="string" calcext:value-type="string">
            <text:p>TC_RA_015</text:p>
          </table:table-cell>
          <table:table-cell table:style-name="ce2" office:value-type="string" calcext:value-type="string">
            <text:p>TS__001(Register Account)</text:p>
          </table:table-cell>
          <table:table-cell table:style-name="ce2" office:value-type="string" calcext:value-type="string">
            <text:p>Validate the valid details filled in the fields of “Register Account” page must be stored in database</text:p>
          </table:table-cell>
          <table:table-cell table:style-name="ce2" office:value-type="string" calcext:value-type="string">
            <text:p><text:span text:style-name="T1">1.Open the application (</text:span><text:span text:style-name="T1"><text:a xlink:href="https://demo.opencart.com/" xlink:type="simple">https://demo.opencart.com</text:a></text:span><text:span text:style-name="T1">)</text:span></text:p>
          </table:table-cell>
          <table:table-cell table:style-name="ce2" office:value-type="string" calcext:value-type="string">
            <text:p>1. Click on ‘My Account’ drop menu. <text:s/>2. Click on ‘Register’ option. <text:s text:c="6"/>3. Fill the mandatory fields(name,email id, password,privacy policy). <text:s text:c="17"/>4. Click on the continue button.</text:p>
          </table:table-cell>
          <table:table-cell table:style-name="ce2" office:value-type="string" calcext:value-type="string">
            <text:p><text:span text:style-name="T2">1. First name = Dheeraj         2. Last name = Gupta           3. Email ID = </text:span><text:span text:style-name="T2"><text:a xlink:href="mailto:dheerajgupta@gmail.com" xlink:type="simple">dheerajgupta@gmail.com</text:a></text:span><text:span text:style-name="T2">      4. Password = 1234</text:span></text:p>
          </table:table-cell>
          <table:table-cell table:style-name="ce2" office:value-type="string" calcext:value-type="string">
            <text:p>1.User will be logged in successfully and ‘Account Successfully Created’ message should be displayed. <text:s text:c="14"/>2.User should be redirected to ‘Account Page’ and a confirmation email should be send to user’s email address. <text:s text:c="7"/>3.User’s data must be stored in database. </text:p>
          </table:table-cell>
          <table:table-cell table:style-name="ce2" office:value-type="string" calcext:value-type="string">
            <text:p>1.User logged in successfully and ‘Account Successfully Created’ message displayed. <text:s text:c="12"/>2.User redirected to ‘Account Page’ and a confirmation email should be send to user’s email address. <text:s text:c="7"/>3.User’s data stored in database.</text:p>
          </table:table-cell>
          <table:table-cell table:style-name="ce2" office:value-type="string" calcext:value-type="string">
            <text:p>P0</text:p>
          </table:table-cell>
          <table:table-cell table:style-name="ce21" office:value-type="string" calcext:value-type="string">
            <text:p>Pass</text:p>
          </table:table-cell>
          <table:table-cell table:style-name="ce23"/>
        </table:table-row>
        <table:table-row table:style-name="ro9" table:number-rows-repeated="7">
          <table:table-cell table:style-name="ce2" table:number-columns-repeated="9"/>
          <table:table-cell table:number-columns-repeated="2"/>
        </table:table-row>
        <table:table-row table:style-name="ro9" table:number-rows-repeated="1048552">
          <table:table-cell table:number-columns-repeated="11"/>
        </table:table-row>
        <table:table-row table:style-name="ro9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10:59:01.7997829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6:09:18.383248360</meta:creation-date>
    <dc:date>2023-10-18T11:59:18.526835871</dc:date>
    <meta:editing-duration>PT8H16M15S</meta:editing-duration>
    <meta:editing-cycles>10</meta:editing-cycles>
    <meta:generator>LibreOffice/7.5.6.2$Linux_X86_64 LibreOffice_project/50$Build-2</meta:generator>
    <meta:document-statistic meta:table-count="1" meta:cell-count="161" meta:object-count="0"/>
  </office:meta>
</office:document-meta>
</file>